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5.402cm" table:align="margins"/>
    </style:style>
    <style:style style:name="Table1.A" style:family="table-column">
      <style:table-column-properties style:column-width="7.701cm" style:rel-column-width="32767*"/>
    </style:style>
    <style:style style:name="Table1.B" style:family="table-column">
      <style:table-column-properties style:column-width="7.701cm" style:rel-column-width="32768*"/>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Standard" style:list-style-name=""/>
    <style:style style:name="P3" style:family="paragraph" style:parent-style-name="Title"/>
    <style:style style:name="P4" style:family="paragraph" style:parent-style-name="Subtit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T1" style:family="text">
      <style:text-properties style:font-name="Courier New" style:font-name-asian="Courier New" style:font-name-complex="Courier New"/>
    </style:style>
    <style:style style:name="T2" style:family="text">
      <style:text-properties fo:font-variant="small-caps"/>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Dinge und Sachen</text:h>
      <text:h text:style-name="Subtitle" text:outline-level="1">Eine exhaustive Studie zur Lage der Dinge im Wandel der Zeiten</text:h>
      <text:p text:style-name="Author">Hans Dampf</text:p>
      <text:h text:style-name="P2" text:outline-level="1">Bachelorarbeit im Fach Superwissenschaft</text:h>
      <text:h text:style-name="P2" text:outline-level="1">Institut für Information und Medien, Sprache und Kultur (I:IMSK)</text:h>
      <text:h text:style-name="P2" text:outline-level="1">Dingsheimer Straße 12</text:h>
      <text:h text:style-name="P2" text:outline-level="1">12345 Hallodrihausen</text:h>
      <text:h text:style-name="P2" text:outline-level="1">Prof. Dr. Christian Wolff</text:h>
      <text:h text:style-name="P2" text:outline-level="1">Prof. Dr. Rainer Hammwöhner</text:h>
      <text:h text:style-name="P2" text:outline-level="1">Hausarbeit im Kurs: Digitale Welten</text:h>
      <text:h text:style-name="P2" text:outline-level="1">Prof. Dr. Hans Wichtig</text:h>
      <text:h text:style-name="P2" text:outline-level="1">Sommersemester 2014</text:h>
      <text:h text:style-name="P2" text:outline-level="1">3</text:h>
      <text:h text:style-name="P2" text:outline-level="1">Medienwissenschaft (Informationswissenschaft/Medieninformatik)</text:h>
      <text:h text:style-name="P2" text:outline-level="1">M-05</text:h>
      <text:p text:style-name="Standard">Inhaltsverzeichnis bitte selbst erstellen ...</text:p>
      <text:h text:style-name="Heading_20_1" text:outline-level="1">Hier geht es los</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alles in runden Klammern</text:p>
      <text:list xml:id="list4289345869034186619" text:style-name="L1">
        <text:list-item>
          <text:p text:style-name="P5">(Dotzler 2008)<text:line-break/> <text:span text:style-name="T1">[@dotzler:2008]</text:span></text:p>
        </text:list-item>
        <text:list-item>
          <text:p text:style-name="P5">(Dotzler 2008, S. 9–12)<text:line-break/> <text:span text:style-name="T1">[@dotzler:2008, 9-12]</text:span></text:p>
        </text:list-item>
        <text:list-item>
          <text:p text:style-name="P5">(außerdem Dotzler 1995, S. 7–13, 2008, S. 9–12)<text:line-break/> <text:span text:style-name="T1">[@dotzler:2008, 9-12; außerdem @dotzler:1995, 7-13]</text:span></text:p>
        </text:list-item>
      </text:list>
      <text:p text:style-name="First_20_paragraph">Unterdrückung des Autors im Klammernausdruck.</text:p>
      <text:list xml:id="list2535626911025897394" text:style-name="L2">
        <text:list-item>
          <text:p text:style-name="P6">(2008)<text:line-break/> <text:span text:style-name="T1">[-@dotzler:2008]</text:span></text:p>
        </text:list-item>
        <text:list-item>
          <text:p text:style-name="P6">(2008, S. 9–12)<text:line-break/> <text:span text:style-name="T1">[-@dotzler:2008, 9-12]</text:span></text:p>
        </text:list-item>
        <text:list-item>
          <text:p text:style-name="P6">(außerdem 1995, S. 7–13, 2008, S. 9–12)<text:line-break/> <text:span text:style-name="T1">[-@dotzler:2008, 9-12; außerdem -@dotzler:1995, 7-13]</text:span></text:p>
        </text:list-item>
      </text:list>
      <text:p text:style-name="First_20_paragraph">Autor vor die Klammern ziehen</text:p>
      <text:list xml:id="list6416733861003715713" text:style-name="L3">
        <text:list-item>
          <text:p text:style-name="P7">Dotzler (2008)<text:line-break/><text:soft-page-break/> <text:span text:style-name="T1">@dotzler:2008</text:span></text:p>
        </text:list-item>
        <text:list-item>
          <text:p text:style-name="P7">Dotzler (2008, S. 9–12)<text:line-break/> <text:span text:style-name="T1">@dotzler:2008 [9-12]</text:span></text:p>
        </text:list-item>
        <text:list-item>
          <text:p text:style-name="P7">Dotzler (2008, S. 9–12) außerdem Dotzler (1995, S. 7–13)<text:line-break/> <text:span text:style-name="T1">@dotzler:2008 [9-12]; außerdem @dotzler:1995 [7-13]</text:span></text:p>
        </text:list-item>
      </text:list>
      <text:p text:style-name="First_20_paragraph">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h text:style-name="Heading_20_1" text:outline-level="1">Ein weiterer, wichtiger Punkt</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h text:style-name="Heading_20_2" text:outline-level="2"><text:soft-page-break/>noch tiefer ins Detail</text:h>
      <text:p text:style-name="First_20_paragraph">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h text:style-name="Heading_20_2" text:outline-level="2">und ebenfalls noch wichtig</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able:table table:name="Table1" table:style-name="Table1">
        <table:table-column table:style-name="Table1.A"/>
        <table:table-column table:style-name="Table1.B"/>
        <table:table-header-rows>
          <table:table-row>
            <table:table-cell table:style-name="Table1.A1" office:value-type="string">
              <text:p text:style-name="Table_20_Heading">Seminararbeit</text:p>
            </table:table-cell>
            <table:table-cell table:style-name="Table1.A1" office:value-type="string">
              <text:p text:style-name="Table_20_Heading">Abschlussarbeit</text:p>
            </table:table-cell>
          </table:table-row>
        </table:table-header-rows>
        <table:table-row>
          <table:table-cell table:style-name="Table1.A1" office:value-type="string">
            <text:p text:style-name="Table_20_Contents">Semester</text:p>
          </table:table-cell>
          <table:table-cell table:style-name="Table1.A1" office:value-type="string">
            <text:p text:style-name="Table_20_Contents">Titel der Arbeit</text:p>
          </table:table-cell>
        </table:table-row>
        <table:table-row>
          <table:table-cell table:style-name="Table1.A1" office:value-type="string">
            <text:p text:style-name="Table_20_Contents">Lehrveranstaltung</text:p>
          </table:table-cell>
          <table:table-cell table:style-name="Table1.A1" office:value-type="string">
            <text:p text:style-name="Table_20_Contents">Universität</text:p>
          </table:table-cell>
        </table:table-row>
        <table:table-row>
          <table:table-cell table:style-name="Table1.A1" office:value-type="string">
            <text:p text:style-name="Table_20_Contents">Dozent</text:p>
          </table:table-cell>
          <table:table-cell table:style-name="Table1.A1" office:value-type="string">
            <text:p text:style-name="Table_20_Contents">Fakultät</text:p>
          </table:table-cell>
        </table:table-row>
        <table:table-row>
          <table:table-cell table:style-name="Table1.A1" office:value-type="string">
            <text:p text:style-name="Table_20_Contents">Modul des Leistungsnachweises</text:p>
          </table:table-cell>
          <table:table-cell table:style-name="Table1.A1" office:value-type="string">
            <text:p text:style-name="Table_20_Contents">Lehrstuhl</text:p>
          </table:table-cell>
        </table:table-row>
        <table:table-row>
          <table:table-cell table:style-name="Table1.A1" office:value-type="string">
            <text:p text:style-name="Table_20_Contents">Verfasser (Name, Matrikelnr.)</text:p>
          </table:table-cell>
          <table:table-cell table:style-name="Table1.A1" office:value-type="string">
            <text:p text:style-name="Table_20_Contents">Verfasser (Name, Anschrift, Matrikelnr.)</text:p>
          </table:table-cell>
        </table:table-row>
        <table:table-row>
          <table:table-cell table:style-name="Table1.A1" office:value-type="string">
            <text:p text:style-name="Table_20_Contents">Titel der Arbeit</text:p>
          </table:table-cell>
          <table:table-cell table:style-name="Table1.A1" office:value-type="string">
            <text:p text:style-name="Table_20_Contents">Erst- und Zweitgutachter</text:p>
          </table:table-cell>
        </table:table-row>
        <table:table-row>
          <table:table-cell table:style-name="Table1.A1" office:value-type="string">
            <text:p text:style-name="Table_20_Contents">Abgabedatum</text:p>
          </table:table-cell>
          <table:table-cell table:style-name="Table1.A1" office:value-type="string">
            <text:p text:style-name="Table_20_Contents">Abgabedatum</text:p>
          </table:table-cell>
        </table:table-row>
      </table:table>
      <text:p text:style-name="Caption">Titelblattangaben zum jeweiligen Dokumenttyp.</text:p>
      <text:p text:style-name="First_20_paragraph">Er versuchte, sich in der Dunkelheit seinen Weg zu ertasten und erstarrte: Anscheinend gab es keinen anderen Ausweg aus diesem kleinen Hof als den Durchgang, durch den er <text:soft-page-break/>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h text:style-name="Heading_20_1" text:outline-level="1">Bevor zum Anschluss</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An der Zeit auch mal ein Bild zu verwenden.</text:p>
      <text:p text:style-name="Text_20_body"><text:soft-page-break/><draw:frame draw:style-name="fr1" draw:name="img1" text:anchor-type="as-char" svg:width="14.852cm" svg:height="6.773cm" draw:z-index="0"><draw:image/></draw:frame></text:p>
      <text:p text:style-name="Text_20_body"><draw:frame draw:style-name="fr1" draw:name="img2" text:anchor-type="as-char" svg:width="14.676cm" svg:height="6.703cm" draw:z-index="1"><draw:image/></draw:frame></text:p>
      <text:p text:style-name="Text_20_body"><draw:frame draw:style-name="fr1" draw:name="img3" text:anchor-type="as-char" svg:width="0.566cm" svg:height="0.566cm" draw:z-index="2"><draw:image/></draw:frame></text:p>
      <text:p text:style-name="Text_20_body"><text:span text:style-name="T2">Dotzler</text:span>, Bernhard (1995): Wahrnehmung und Geschichte. Markierungen zur Aisthesis materialis. Berlin: Akademie Verlag.</text:p>
      <text:p text:style-name="Text_20_body"><text:span text:style-name="T2">Dotzler</text:span>, Bernhard (2008): Parasiten und Sirenen. Zwischenräume als Orte der materiellen Wissensproduktion. Bielefeld: tran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3cm" fo:margin-left="2.799cm" fo:margin-right="2.7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1.02cm" fo:margin-left="0cm" fo:margin-right="0cm" fo:margin-top="0.51cm"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nge und Sachen</dc:title>
    <dc:date>2014-10-06T23:45:04.843267448</dc:date>
    <dc:creator>Christoph Pfeiffer</dc:creator>
    <meta:editing-duration>P0D</meta:editing-duration>
    <meta:editing-cycles>1</meta:editing-cycles>
    <meta:generator>LibreOffice/4.2.6.3$Linux_X86_64 LibreOffice_project/420m0$Build-3</meta:generator>
    <meta:document-statistic meta:table-count="1" meta:image-count="3" meta:object-count="0" meta:page-count="5" meta:paragraph-count="83" meta:word-count="1328" meta:character-count="8751" meta:non-whitespace-character-count="7511"/>
  </office:meta>
</office:document-meta>
</file>